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tiquaPSCyr-Regular" svg:font-family="AntiquaPSCyr-Regular" style:font-family-generic="roman" style:font-pitch="variable"/>
    <style:font-face style:name="AntiquaPSCyr-Regular-Slant_167" svg:font-family="AntiquaPSCyr-Regular-Slant_16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c57c"/>
    </style:style>
    <style:style style:name="P2" style:family="paragraph" style:parent-style-name="Standard">
      <style:paragraph-properties fo:text-align="center" style:justify-single-word="false"/>
      <style:text-properties officeooo:rsid="001fc57c" officeooo:paragraph-rsid="001fc57c"/>
    </style:style>
    <style:style style:name="P3" style:family="paragraph" style:parent-style-name="Standard">
      <style:paragraph-properties fo:text-align="start" style:justify-single-word="false"/>
      <style:text-properties officeooo:rsid="001fc57c" officeooo:paragraph-rsid="001fc57c"/>
    </style:style>
    <style:style style:name="P4" style:family="paragraph" style:parent-style-name="Standard">
      <style:paragraph-properties fo:text-align="start" style:justify-single-word="false"/>
      <style:text-properties officeooo:paragraph-rsid="001fc57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fc57c" officeooo:paragraph-rsid="001fc57c"/>
    </style:style>
    <style:style style:name="T1" style:family="text">
      <style:text-properties officeooo:rsid="001fc57c"/>
    </style:style>
    <style:style style:name="T2" style:family="text">
      <style:text-properties style:font-name="AntiquaPSCyr-Regular" fo:font-size="12pt" fo:language="en" fo:country="US" officeooo:rsid="001fc57c" style:font-size-asian="12pt"/>
    </style:style>
    <style:style style:name="T3" style:family="text">
      <style:text-properties style:font-name="AntiquaPSCyr-Regular" fo:font-size="12pt" fo:language="ru" fo:country="RU" style:font-size-asian="12pt"/>
    </style:style>
    <style:style style:name="T4" style:family="text">
      <style:text-properties style:font-name="AntiquaPSCyr-Regular" fo:font-size="12pt" fo:language="ru" fo:country="RU" officeooo:rsid="001fc57c" style:font-size-asian="12pt"/>
    </style:style>
    <style:style style:name="T5" style:family="text">
      <style:text-properties fo:language="en" fo:country="US" officeooo:rsid="001fc57c"/>
    </style:style>
    <style:style style:name="T6" style:family="text">
      <style:text-properties fo:language="ru" fo:country="RU" officeooo:rsid="001fc57c"/>
    </style:style>
    <style:style style:name="T7" style:family="text">
      <style:text-properties style:font-name="AntiquaPSCyr-Regular-Slant_167" fo:font-size="12pt" style:font-size-asian="12pt"/>
    </style:style>
    <style:style style:name="T8" style:family="text">
      <style:text-properties style:font-name="AntiquaPSCyr-Regular-Slant_167" fo:font-size="12pt" fo:language="en" fo:country="US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 1</text:p>
      <text:p text:style-name="P2">МиСПИСиТ</text:p>
      <text:p text:style-name="P2"/>
      <text:p text:style-name="P4"><text:span text:style-name="T1">1. Загрузит</text:span><text:span text:style-name="T6">е</text:span><text:span text:style-name="T1"> пособие </text:span><text:span text:style-name="T4">Блинков Ю.А. Проектирование информационных систем (_13344.</text:span><text:span text:style-name="T2">pdf</text:span><text:span text:style-name="T4">)</text:span></text:p>
      <text:p text:style-name="P4"><text:span text:style-name="T2">2. </text:span><text:span text:style-name="T4">С помощью </text:span><text:span text:style-name="T2">python2 </text:span><text:span text:style-name="T4">запустите программу </text:span><text:span text:style-name="T7">tdcsv.py</text:span></text:p>
      <text:p text:style-name="P3"><text:span text:style-name="T7">3. Исправить ошибки в программе. (некорректное изменение файла исходных данных, сделайте вывод в другой файл, исправьте замену подразделений)</text:span></text:p>
      <text:p text:style-name="P3"><text:span text:style-name="T7">4. Разберитесь с фильтрами поиска. Будьте готовы к их изменению по просьбе преподавателя. Например вывести всех сотрудников с фамилиями, начинающимися на «А».</text:span></text:p>
      <text:p text:style-name="P3"><text:span text:style-name="T7">5. Расскажите про формат данных </text:span><text:span text:style-name="T8">CSV.</text:span></text:p>
      <text:p text:style-name="P5"><text:span text:style-name="T3"/></text:p>
      <text:p text:style-name="P1"><text:span text:style-name="T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ntiquaPSCyr-Regular" svg:font-family="AntiquaPSCyr-Regular" style:font-family-generic="roman" style:font-pitch="variable"/>
    <style:font-face style:name="AntiquaPSCyr-Regular-Slant_167" svg:font-family="AntiquaPSCyr-Regular-Slant_16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2:55:44.706000000</meta:creation-date>
    <dc:date>2017-02-16T13:05:51.912000000</dc:date>
    <meta:editing-duration>PT10M8S</meta:editing-duration>
    <meta:editing-cycles>1</meta:editing-cycles>
    <meta:document-statistic meta:table-count="0" meta:image-count="0" meta:object-count="0" meta:page-count="1" meta:paragraph-count="7" meta:word-count="67" meta:character-count="498" meta:non-whitespace-character-count="438"/>
    <meta:generator>LibreOffice/4.3.4.1$Windows_x86 LibreOffice_project/bc356b2f991740509f321d70e4512a6a54c5f243</meta:generator>
  </office:meta>
</office:document-meta>
</file>